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4">
      <style:text-properties fo:color="#00CCFF"/>
    </style:style>
    <style:style style:name="ce3" style:family="table-cell" style:parent-style-name="Default" style:data-style-name="N0">
      <style:text-properties fo:color="#00CCFF"/>
    </style:style>
    <style:style style:name="ce4" style:family="table-cell" style:parent-style-name="Default" style:data-style-name="N36">
      <style:text-properties fo:color="#00CCFF"/>
    </style:style>
    <style:style style:name="ce5" style:family="table-cell" style:parent-style-name="Default" style:data-style-name="N0">
      <style:text-properties fo:color="#FF3333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hichGasStation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Knowns for Your Particular Vehicle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Input-&gt;</text:p>
          </table:table-cell>
          <table:table-cell office:value-type="percentage" office:value="0.75" table:style-name="ce2">
            <text:p>75.00%</text:p>
          </table:table-cell>
          <table:table-cell office:value-type="string" table:style-name="ce1">
            <text:p><text:s/>= Gas Gage % Full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Input-&gt;</text:p>
          </table:table-cell>
          <table:table-cell office:value-type="float" office:value="22" table:style-name="ce3">
            <text:p>22</text:p>
          </table:table-cell>
          <table:table-cell office:value-type="string" table:style-name="ce1">
            <text:p><text:s/>= Size of Tank in Gallons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Input-&gt;</text:p>
          </table:table-cell>
          <table:table-cell office:value-type="float" office:value="17" table:style-name="ce3">
            <text:p>17</text:p>
          </table:table-cell>
          <table:table-cell office:value-type="string" table:style-name="ce1">
            <text:p><text:s/>= Gas Mileage mpg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1"/>
          <table:table-cell office:value-type="float" office:value="5.5" table:formula="of:=[.D5]*(1-[.D4])" table:style-name="ce1">
            <text:p>5.5</text:p>
          </table:table-cell>
          <table:table-cell office:value-type="string" table:style-name="ce1">
            <text:p><text:s/>= Gallons Required to fill up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Calculate the cost of Gas Station 1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Input-&gt;</text:p>
          </table:table-cell>
          <table:table-cell office:value-type="currency" office:value="4.25" table:style-name="ce4">
            <text:p>$4.25</text:p>
          </table:table-cell>
          <table:table-cell office:value-type="string" table:style-name="ce1">
            <text:p><text:s/>= Regular Gas $/Gallon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Input-&gt;</text:p>
          </table:table-cell>
          <table:table-cell office:value-type="float" office:value="10" table:style-name="ce3">
            <text:p>10</text:p>
          </table:table-cell>
          <table:table-cell office:value-type="string" table:style-name="ce1">
            <text:p><text:s/>= Miles to Gas Station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1"/>
          <table:table-cell office:value-type="float" office:value="23.375" table:formula="of:=[.D12]*[.$D$7]" table:style-name="ce1">
            <text:p>23.375</text:p>
          </table:table-cell>
          <table:table-cell office:value-type="string" table:style-name="ce1">
            <text:p><text:s/>= Cost to fill up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1"/>
          <table:table-cell office:value-type="float" office:value="20" table:formula="of:=2*[.D13]" table:style-name="ce1">
            <text:p>20</text:p>
          </table:table-cell>
          <table:table-cell office:value-type="string" table:style-name="ce1">
            <text:p><text:s/>= Total Distance driven in Miles back and forth to Gas Station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1"/>
          <table:table-cell office:value-type="float" office:value="5" table:formula="of:=[.D15]/[.$D$6]*[.D12]" table:style-name="ce1">
            <text:p>5</text:p>
          </table:table-cell>
          <table:table-cell office:value-type="string" table:style-name="ce1">
            <text:p><text:s/>= Cost to drive distance to and from gas station $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1"/>
          <table:table-cell office:value-type="float" office:value="28.375" table:formula="of:=[.D14]+[.D16]" table:style-name="ce1">
            <text:p>28.375</text:p>
          </table:table-cell>
          <table:table-cell office:value-type="string" table:style-name="ce1">
            <text:p><text:s/>= Total Cost $ with mileage to gas station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1"/>
          <table:table-cell office:value-type="float" office:value="5.1590909090909092" table:formula="of:=[.D17]/[.$D$7]" table:style-name="ce5">
            <text:p>5.159090909</text:p>
          </table:table-cell>
          <table:table-cell office:value-type="string" table:style-name="ce1">
            <text:p><text:s/>= $ Price per gallon when adding in mileage to station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Calculate the cost of Gas Station 2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Input-&gt;</text:p>
          </table:table-cell>
          <table:table-cell office:value-type="currency" office:value="4.09" table:style-name="ce4">
            <text:p>$4.09</text:p>
          </table:table-cell>
          <table:table-cell office:value-type="string" table:style-name="ce1">
            <text:p><text:s/>= Regular Gas $/Gallon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Input-&gt;</text:p>
          </table:table-cell>
          <table:table-cell office:value-type="float" office:value="20" table:style-name="ce3">
            <text:p>20</text:p>
          </table:table-cell>
          <table:table-cell office:value-type="string" table:style-name="ce1">
            <text:p><text:s/>= Miles to Gas Station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1"/>
          <table:table-cell office:value-type="float" office:value="22.494999999999997" table:formula="of:=[.D22]*[.$D$7]" table:style-name="ce1">
            <text:p>22.495</text:p>
          </table:table-cell>
          <table:table-cell office:value-type="string" table:style-name="ce1">
            <text:p><text:s/>= Cost to fill up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1"/>
          <table:table-cell office:value-type="float" office:value="40" table:formula="of:=2*[.D23]" table:style-name="ce1">
            <text:p>40</text:p>
          </table:table-cell>
          <table:table-cell office:value-type="string" table:style-name="ce1">
            <text:p><text:s/>= Total Distance driven in Miles back and forth to Gas Station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1"/>
          <table:table-cell office:value-type="float" office:value="9.6235294117647054" table:formula="of:=[.D25]/[.$D$6]*[.D22]" table:style-name="ce1">
            <text:p>9.623529412</text:p>
          </table:table-cell>
          <table:table-cell office:value-type="string" table:style-name="ce1">
            <text:p><text:s/>= Cost to drive distance to and from gas station $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1"/>
          <table:table-cell office:value-type="float" office:value="32.118529411764705" table:formula="of:=[.D24]+[.D26]" table:style-name="ce1">
            <text:p>32.11852941</text:p>
          </table:table-cell>
          <table:table-cell office:value-type="string" table:style-name="ce1">
            <text:p><text:s/>= Total Cost $ with mileage to gas station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1"/>
          <table:table-cell office:value-type="float" office:value="5.8397326203208557" table:formula="of:=[.D27]/[.$D$7]" table:style-name="ce5">
            <text:p>5.83973262</text:p>
          </table:table-cell>
          <table:table-cell office:value-type="string" table:style-name="ce1">
            <text:p><text:s/>= $ Price per gallon when adding in mileage to station</text:p>
          </table:table-cell>
          <table:table-cell table:number-columns-repeated="16379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Mark Lehr</meta:initial-creator>
    <dc:creator>Nikcoo</dc:creator>
    <meta:creation-date>2022-01-04T09:37:36Z</meta:creation-date>
    <dc:date>2022-01-08T04:28:15Z</dc:date>
    <meta:editing-cycles>12</meta:editing-cycles>
    <meta:editing-duration>PT12862S</meta:editing-duration>
  </office:meta>
</office:document-meta>
</file>